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fo:language="en" fo:country="US" officeooo:rsid="000ae7d5" officeooo:paragraph-rsid="000ae7d5"/>
    </style:style>
    <style:style style:name="P2" style:family="paragraph" style:parent-style-name="Standard">
      <style:paragraph-properties fo:line-height="200%" fo:text-align="center" style:justify-single-word="false" fo:text-indent="0.5in" style:auto-text-indent="true"/>
      <style:text-properties fo:language="en" fo:country="US" fo:font-style="italic" fo:font-weight="bold" officeooo:rsid="000ae7d5" officeooo:paragraph-rsid="000ae7d5" style:font-style-asian="italic" style:font-weight-asian="bold" style:font-style-complex="italic" style:font-weight-complex="bold"/>
    </style:style>
    <style:style style:name="P3" style:family="paragraph" style:parent-style-name="Standard">
      <style:paragraph-properties fo:line-height="200%" fo:text-align="start" style:justify-single-word="false" fo:text-indent="0.5in" style:auto-text-indent="true"/>
      <style:text-properties fo:language="en" fo:country="US" officeooo:rsid="000ae7d5" officeooo:paragraph-rsid="000ae7d5"/>
    </style:style>
    <style:style style:name="P4" style:family="paragraph" style:parent-style-name="Standard">
      <style:paragraph-properties fo:line-height="200%" fo:text-align="start" style:justify-single-word="false" fo:text-indent="0.5in" style:auto-text-indent="true"/>
      <style:text-properties fo:language="en" fo:country="US" officeooo:rsid="000ae7d5" officeooo:paragraph-rsid="000d9427"/>
    </style:style>
    <style:style style:name="P5" style:family="paragraph" style:parent-style-name="Standard">
      <style:paragraph-properties fo:line-height="200%" fo:text-align="start" style:justify-single-word="false" fo:text-indent="0.5in" style:auto-text-indent="true"/>
      <style:text-properties fo:language="en" fo:country="US" officeooo:rsid="000d9427" officeooo:paragraph-rsid="000d9427"/>
    </style:style>
    <style:style style:name="P6" style:family="paragraph" style:parent-style-name="Standard">
      <style:paragraph-properties fo:line-height="200%" fo:text-align="start" style:justify-single-word="false" fo:text-indent="0.5in" style:auto-text-indent="true"/>
      <style:text-properties fo:language="en" fo:country="US" officeooo:rsid="000e94c5" officeooo:paragraph-rsid="000e94c5"/>
    </style:style>
    <style:style style:name="T1" style:family="text">
      <style:text-properties officeooo:rsid="000d9427"/>
    </style:style>
    <style:style style:name="T2" style:family="text">
      <style:text-properties officeooo:rsid="000c10f9"/>
    </style:style>
    <style:style style:name="T3" style:family="text">
      <style:text-properties officeooo:rsid="000e94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tus 2:11-1<text:span text:style-name="T1">4</text:span> – Sermon</text:p>
      <text:p text:style-name="P2">11 For the grace of God has been revealed, bringing salvation to all people. 12 And we are instructed to turn from godless living and sinful pleasures. We should live in this evil world with wisdom, righteousness, and devotion to God, 13 while we look forward with hope to that wonderful day when the glory of our great God and Savior, Jesus Christ, will be revealed. 14 He gave his life to free us from every kind of sin, to cleanse us, and to make us his very own people, totally committed to doing good deeds.</text:p>
      <text:p text:style-name="P3">Christian living was never meant to be easy. Jesus told us that the world will hate us, He told us that since we belong to Him we will have enemies even withing our own families. We are shown and told throughout the Word of God how to we need to live our New life, as new creatures in Christ with new habits and an unquenchable joy throughout all of it. </text:p>
      <text:p text:style-name="P3">Vs 11. Grace of Christ</text:p>
      <text:p text:style-name="P3"><text:tab/><text:tab/>a. Ephesians 2:8 “For by grace you have been saved through faith. And this is not of yourselves; it is a gift of God”. Our salvation was based on the grace that God has for us. We did not earn it and we did/do not deserve it. </text:p>
      <text:p text:style-name="P3"><text:tab/><text:tab/>b. In the next chapter of Titus in Titus 3:5 it tells us “He saved us, not because of works done by us in righteousness, but according to his own mercy, by the washing of regeneration and renewal of the Holy Spirit,” It is because of God’s ultimate mercy for His most prized creation that we have salvation through Jesus Christ.</text:p>
      <text:p text:style-name="P4"><text:tab/><text:tab/>c. Salvation is for everyone, despite their ethnicity, backgrounds and past life. Christ died to save sinners of whom I am the chief “1 Timothy 1:15” <text:span text:style-name="T2">Despite anything we may have done in the past or what background we came from, we were saved. Salvation was first shown to the Isrealites and for the most part it is still rejected. Gentiles (like us) are being adopted into God’s holy family. <text:s/></text:span><text:span text:style-name="T1">Amen! Continued...next page</text:span></text:p>
      <text:p text:style-name="P5"/>
      <text:p text:style-name="P5"><text:soft-page-break/><text:tab/><text:tab/>Romans 11:11-16 “13 Now I am speaking to you Gentiles. Inasmuch then as I am an apostle to the Gentiles, I magnify my ministry 14 in order somehow to make my fellow Jews jealous, and thus save some of them. 15 For if their rejection means the reconciliation of the world, what will their acceptance mean but life from the dead? 16 If the dough offered as first fruits is holy, so is the whole lump, and if the root is holy, so are the branches.</text:p>
      <text:p text:style-name="P5"><text:span text:style-name="T3">V</text:span>s. 12 – Holy Living</text:p>
      <text:p text:style-name="P5"><text:tab/><text:tab/>a. 2 Corinthians 5:17 “17 Therefore, if anyone is in Christ, he is a new creation.[a] The old has passed away; behold, the new has come.” We are a new creation. We have new habits, we have new wants and needs, we have a new lease on life. We have an everlasting Savior.</text:p>
      <text:p text:style-name="P5"><text:tab/><text:tab/>b. Our old lives are now under the cross. We still have to carry around this old sack of bones we call the flesh, and sometimes it gets the better of us. <text:span text:style-name="T3">We as Christians are not perfect, we are called to be perfect and Holy and that is what each of us strive for. I Peter 1:16 “For the Scriptures say, “You must be holy because I am holy.”.</text:span></text:p>
      <text:p text:style-name="P5"><text:span text:style-name="T3"><text:tab/>c. The rest of our lives as Christians should be spent in dedication to the Lord. We need to be the light of the world, as the rest of the world is in utter darkness. The beginning of verse 12 sums up the world and how we used to be, and now we can show the world a better way.</text:span></text:p>
      <text:p text:style-name="P6">Vs. 13 – Hope</text:p>
      <text:p text:style-name="P6"><text:tab/><text:tab/>a. Looking to His glorious reappearing or looking forward to the day we get to feel His loving embrace in Heaven, either way we look forward to meeting our Savior face to face. We have a new hope, we have a new identity. It is not an identity that we got from our parents or grandparents but from our Father in Heaven. </text:p>
      <text:p text:style-name="P6"><text:tab/><text:tab/>b. John 3:16 “For God so loved the world, that He gave His only begotten Son, that whosoever believes in Him will not perish but have eternal life”. Such a sweeter verse has never been written. It is a verse that can be a sermon all to itself and it makes a wretch like me hit my knees in thankfulness.</text:p>
      <text:p text:style-name="P6"><text:soft-page-break/><text:tab/>c. Again I think of I Timothy when Paul labeled himself as the chief of sinners. The longer we stand at the foot of the cross and the closer we get to Jesus the more dirt we can see on ourselves. We can put ourselves in Paul’s shoes and call ourselves the chief of sinners. That is what makes salvation so sweet, wonderful, and amazing.</text:p>
      <text:p text:style-name="P6">Despite how hard it is to be a Christian, and despite how hard this world, the flesh and Satan make it for us, it is worth the fight. We as Christians, can never give in or give up. Christ will not let us. Most of us have tried to quit, only to be brought back to by Jesus kicking and screaming. This life may seem unfair and unjust and it is, but just remember the battles we are facing are only that battles because Christ already won the war at Calvary. </text:p>
      <text:p text:style-name="P6">Thank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hristopher Lorenzo</meta:initial-creator>
    <meta:creation-date>2025-05-14T19:58:08.687306237</meta:creation-date>
    <dc:date>2025-05-15T13:40:27.015873746</dc:date>
    <dc:creator>Christopher Lorenzo</dc:creator>
    <meta:editing-duration>PT25M39S</meta:editing-duration>
    <meta:editing-cycles>3</meta:editing-cycles>
    <meta:generator>LibreOffice/25.2.3.1$Linux_X86_64 LibreOffice_project/520$Build-1</meta:generator>
    <meta:document-statistic meta:table-count="0" meta:image-count="0" meta:object-count="0" meta:page-count="3" meta:paragraph-count="18" meta:word-count="911" meta:character-count="4691" meta:non-whitespace-character-count="3772"/>
  </office:meta>
</office:document-meta>
</file>